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606288F100AC6E8.png" manifest:media-type="image/png"/>
  <manifest:file-entry manifest:full-path="Pictures/10000201000004DB000001D49A3D679454924AD7.png" manifest:media-type="image/png"/>
  <manifest:file-entry manifest:full-path="Pictures/1000020100000780000003B60945A715BD0F10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c97"/>
    </style:style>
    <style:style style:name="P2" style:family="paragraph" style:parent-style-name="Standard">
      <style:text-properties officeooo:rsid="0001b40b" officeooo:paragraph-rsid="0001b4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7cm" svg:height="8.41cm" draw:z-index="0"><draw:image xlink:href="Pictures/1000020100000780000003B60945A715BD0F10A5.png" xlink:type="simple" xlink:show="embed" xlink:actuate="onLoad" loext:mime-type="image/png"/></draw:frame>asas</text:p>
      <text:p text:style-name="P2"><draw:frame draw:style-name="fr1" draw:name="Image2" text:anchor-type="char" svg:width="17cm" svg:height="6.399cm" draw:z-index="1"><draw:image xlink:href="Pictures/10000201000004DB000001D49A3D679454924AD7.png" xlink:type="simple" xlink:show="embed" xlink:actuate="onLoad" loext:mime-type="image/png"/></draw:frame>asq</text:p>
      <text:p text:style-name="P2"/>
      <text:p text:style-name="P2"><draw:frame draw:style-name="fr1" draw:name="Image3" text:anchor-type="char" svg:width="17cm" svg:height="8.41cm" draw:z-index="2"><draw:image xlink:href="Pictures/1000020100000780000003B62606288F100AC6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20:51:03.521684060</meta:creation-date>
    <dc:date>2020-09-23T19:18:12.064351541</dc:date>
    <meta:editing-duration>PT8M12S</meta:editing-duration>
    <meta:editing-cycles>1</meta:editing-cycles>
    <meta:generator>LibreOffice/6.4.5.2$Linux_X86_64 LibreOffice_project/40$Build-2</meta:generator>
    <meta:document-statistic meta:table-count="0" meta:image-count="3" meta:object-count="0" meta:page-count="1" meta:paragraph-count="2" meta:word-count="2" meta:character-count="7" meta:non-whitespace-character-count="7"/>
  </office:meta>
</office:document-meta>
</file>